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e96" officeooo:paragraph-rsid="001a5e96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officeooo:rsid="001ab21e" officeooo:paragraph-rsid="001ab21e"/>
    </style:style>
    <style:style style:name="P4" style:family="paragraph" style:parent-style-name="Standard">
      <style:text-properties officeooo:paragraph-rsid="001ab21e"/>
    </style:style>
    <style:style style:name="P5" style:family="paragraph" style:parent-style-name="Standard">
      <style:text-properties fo:font-weight="bold" officeooo:rsid="001ab21e" officeooo:paragraph-rsid="001ab21e" style:font-weight-asian="bold" style:font-weight-complex="bold"/>
    </style:style>
    <style:style style:name="P6" style:family="paragraph" style:parent-style-name="Standard">
      <style:text-properties fo:font-weight="normal" officeooo:rsid="001ab21e" officeooo:paragraph-rsid="001ab21e" style:font-weight-asian="normal" style:font-weight-complex="normal"/>
    </style:style>
    <style:style style:name="P7" style:family="paragraph" style:parent-style-name="Standard" style:list-style-name="L1">
      <style:text-properties officeooo:rsid="001a5e96" officeooo:paragraph-rsid="001a5e96"/>
    </style:style>
    <style:style style:name="P8" style:family="paragraph" style:parent-style-name="Standard">
      <style:text-properties officeooo:rsid="001ab21e" officeooo:paragraph-rsid="001ab21e"/>
    </style:style>
    <style:style style:name="T1" style:family="text">
      <style:text-properties officeooo:rsid="001a5e96"/>
    </style:style>
    <style:style style:name="T2" style:family="text">
      <style:text-properties officeooo:rsid="001ab2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4e3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4e38" style:font-style-asian="italic" style:font-style-complex="italic"/>
    </style:style>
    <style:style style:name="T7" style:family="text">
      <style:text-properties fo:font-style="italic" officeooo:rsid="001d09c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<text:span text:style-name="T1">1:</text:span></text:p>
      <text:p text:style-name="P1"/>
      <text:p text:style-name="P1"><text:span text:style-name="T3">1. </text:span>Base address: 400F_F000h</text:p>
      <text:p text:style-name="P1"><text:span text:style-name="T3">2.</text:span> Có 5 port GPIO, mỗi port có các thanh ghi giống nhau: PDOR, PSOR, PCOR, PTOR, PDIR, PDDR. Ví dụ port A:</text:p>
      <text:list xml:id="list727498999" text:style-name="L1">
        <text:list-item>
          <text:p text:style-name="P7">GPIOA_PDOR: 400F_F000h</text:p>
        </text:list-item>
        <text:list-item>
          <text:p text:style-name="P7">GPIOA_PSOR: 400F_F004h</text:p>
        </text:list-item>
        <text:list-item>
          <text:p text:style-name="P7">GPIOA_PCOR: 400F_F008h</text:p>
        </text:list-item>
        <text:list-item>
          <text:p text:style-name="P7">GPIOA_PTOR: 400F_F00Ch</text:p>
        </text:list-item>
        <text:list-item>
          <text:p text:style-name="P7">GPIOA_PDIR: 400F_F010h</text:p>
        </text:list-item>
        <text:list-item>
          <text:p text:style-name="P7">GPIOA_PDDR: 400F_F014h</text:p>
        </text:list-item>
      </text:list>
      <text:p text:style-name="P3"><text:span text:style-name="T3">3.</text:span> Setting một chân GPIOA_0 thành chân gpio output,</text:p>
      <text:p text:style-name="P3"><text:tab/>Register_name_1: address/offset value_need_write</text:p>
      <text:p text:style-name="P3"/>
      <text:p text:style-name="P4"><text:span text:style-name="T2"><text:tab/>PORTA_PCR0: <text:s text:c="4"/></text:span>4004_9000h<text:tab/><text:span text:style-name="T4">0000_0100h</text:span></text:p>
      <text:p text:style-name="P3"><text:tab/><text:span text:style-name="T1">GPIOA_PDDR: <text:s text:c="3"/></text:span>400F_F014h <text:s text:c="8"/>0000_0001h</text:p>
      <text:p text:style-name="P3"/>
      <text:p text:style-name="P5">Test 2:</text:p>
      <text:p text:style-name="P5"/>
      <text:p text:style-name="P6">Biên dịch: <text:span text:style-name="T5">g</text:span><text:span text:style-name="T7">cc</text:span><text:span text:style-name="T6"> test2.c</text:span><text:span text:style-name="T7">pp</text:span><text:span text:style-name="T6"> -o 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0:08:59.247695224</meta:creation-date>
    <dc:date>2020-02-16T11:35:49.375641799</dc:date>
    <meta:editing-duration>PT1H6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73" meta:character-count="499" meta:non-whitespace-character-count="429"/>
  </office:meta>
</office:document-meta>
</file>